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Code128 S3 Trial" svg:font-family="CCode128 S3 Trial" style:font-family-generic="system"/>
    <style:font-face style:name="CCode39 S3 Trial" svg:font-family="CCode39 S3 Tria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line-height="115%"/>
      <style:text-properties fo:font-weight="bold" style:font-weight-asian="bold" fo:font-size="18pt" style:font-size-asian="18pt" fo:language="en" fo:country="SG"/>
    </style:style>
    <style:style style:name="P2" style:parent-style-name="Textbody" style:family="paragraph">
      <style:text-properties fo:language="en" fo:country="SG"/>
    </style:style>
    <style:style style:name="P3" style:parent-style-name="Textbody" style:family="paragraph">
      <style:text-properties fo:language="en" fo:country="SG"/>
    </style:style>
    <style:style style:name="P4" style:parent-style-name="Textbody" style:family="paragraph">
      <style:text-properties fo:language="en" fo:country="SG"/>
    </style:style>
    <style:style style:name="P5" style:parent-style-name="Textbody" style:family="paragraph">
      <style:text-properties fo:language="en" fo:country="SG"/>
    </style:style>
    <style:style style:name="P6" style:parent-style-name="Textbody" style:family="paragraph">
      <style:text-properties fo:language="en" fo:country="SG"/>
    </style:style>
    <style:style style:name="P7" style:parent-style-name="Textbody" style:family="paragraph">
      <style:paragraph-properties fo:line-height="115%"/>
    </style:style>
    <style:style style:name="T8" style:parent-style-name="DefaultParagraphFont" style:family="text">
      <style:text-properties style:font-name="CCode128 S3 Trial" fo:font-size="24pt" style:font-size-asian="24pt" fo:language="en" fo:country="SG"/>
    </style:style>
    <style:style style:name="P9" style:parent-style-name="Textbody" style:family="paragraph">
      <style:paragraph-properties fo:line-height="115%"/>
    </style:style>
    <style:style style:name="P10" style:parent-style-name="Textbody" style:family="paragraph">
      <style:text-properties fo:language="en" fo:country="SG"/>
    </style:style>
    <style:style style:name="P11" style:parent-style-name="Textbody" style:family="paragraph">
      <style:text-properties fo:language="en" fo:country="SG"/>
    </style:style>
    <style:style style:name="P12" style:parent-style-name="Textbody" style:family="paragraph">
      <style:text-properties fo:language="en" fo:country="SG"/>
    </style:style>
    <style:style style:name="P13" style:parent-style-name="Textbody" style:family="paragraph">
      <style:text-properties fo:language="en" fo:country="SG"/>
    </style:style>
    <style:style style:name="P14" style:parent-style-name="Textbody" style:family="paragraph">
      <style:paragraph-properties fo:line-height="115%"/>
    </style:style>
    <style:style style:name="T15" style:parent-style-name="DefaultParagraphFont" style:family="text">
      <style:text-properties style:font-name="CCode39 S3 Trial" fo:font-size="24pt" style:font-size-asian="24pt" fo:language="en" fo:country="SG"/>
    </style:style>
  </office:automatic-styles>
  <office:body>
    <office:text text:use-soft-page-breaks="true">
      <text:p text:style-name="P1">ConnectCode Barcode Fonts</text:p>
      <text:p text:style-name="P2">This document may be printed and tested with a scanner.<text:s/>The barcodes are generated by the Encoder that is shipped with the Font Installation Package. Note<text:s/>that barcodes created in the trial version of the font pack will have diagonal lines across them.</text:p>
      <text:p text:style-name="Textbody"/>
      <text:p text:style-name="P3">Barcode: Code 128Auto</text:p>
      <text:p text:style-name="P4">Value: 12345690</text:p>
      <text:p text:style-name="P5">Font Size : 24</text:p>
      <text:p text:style-name="P6"/>
      <text:p text:style-name="P7"><text:span text:style-name="T8">í,BXzãî</text:span></text:p>
      <text:p text:style-name="P9"/>
      <text:p text:style-name="P10">Barcode: Code39</text:p>
      <text:p text:style-name="P11">Value: 24680</text:p>
      <text:p text:style-name="P12">Font Size: 24</text:p>
      <text:p text:style-name="P13"/>
      <text:p text:style-name="P14"><text:span text:style-name="T15">*24680*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Code128 S3 Trial" svg:font-family="CCode128 S3 Trial" style:font-family-generic="system"/>
    <style:font-face style:name="CCode39 S3 Trial" svg:font-family="CCode39 S3 Tria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jamesboo</dc:creator>
    <meta:creation-date>2007-06-05T19:56:00Z</meta:creation-date>
    <dc:date>2012-02-27T03:38:00Z</dc:date>
    <meta:print-date>2007-06-05T22:05:00Z</meta:print-date>
    <meta:template xlink:href="Normal" xlink:type="simple"/>
    <meta:editing-cycles>5</meta:editing-cycles>
    <meta:editing-duration>PT78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9" meta:character-count="395" meta:row-count="2" meta:non-whitespace-character-count="337"/>
  </office:meta>
</office:document-meta>
</file>